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2" svg:stroke-width="0.02cm" svg:stroke-color="#00ff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objectwithoutfill">
      <style:graphic-properties draw:stroke="dash" draw:stroke-dash="Ultrafine_20_Dashed2" svg:stroke-width="0.02cm" svg:stroke-color="#00ff00" draw:marker-start-width="0.23cm" draw:marker-end-width="0.23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dash" draw:stroke-dash="Ultrafine_20_Dashed2" svg:stroke-width="0.02cm" svg:stroke-color="#00ff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00ff00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dash" draw:stroke-dash="Ultrafine_20_Dashed2" svg:stroke-width="0.03cm" svg:stroke-color="#00ff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Ultrafine_20_Dashed2" svg:stroke-width="0.03cm" svg:stroke-color="#00ff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 style:list-style-name="L1">
      <style:graphic-properties draw:stroke="dash" draw:stroke-dash="Ultrafine_20_Dashed2" svg:stroke-width="0.03cm" svg:stroke-color="#00ff0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 style:list-style-name="L1">
      <style:graphic-properties draw:stroke="dash" draw:stroke-dash="Ultrafine_20_Dashed2" svg:stroke-width="0.03cm" svg:stroke-color="#00ff0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dash" draw:stroke-dash="Ultrafine_20_Dashed2" svg:stroke-width="0.03cm" svg:stroke-color="#00ff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ff00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8cm" svg:x="1.649cm" svg:y="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7cm" svg:x="2.149cm" svg:y="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6cm" svg:x="2.649cm" svg:y="2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3.149cm" svg:y="3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3.649cm" svg:y="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4.149cm" svg:y="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4.649cm" svg:y="4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5.149cm" svg:y="5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5.399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649cm" svg:y1="10.102cm" svg:x2="5.649cm" svg:y2="1cm">
          <text:p/>
        </draw:line>
        <draw:line draw:style-name="gr2" draw:text-style-name="P1" draw:layer="layout" svg:x1="1.098cm" svg:y1="5.551cm" svg:x2="10.2cm" svg:y2="5.551cm">
          <text:p/>
        </draw:line>
        <draw:custom-shape draw:style-name="gr1" draw:text-style-name="P1" draw:layer="layout" svg:width="1.5cm" svg:height="1.5cm" svg:x="4.899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4.399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8.867cm" svg:y1="8.769cm" svg:x2="2.431cm" svg:y2="2.333cm">
            <text:p/>
          </draw:line>
          <draw:line draw:style-name="gr2" draw:text-style-name="P1" draw:layer="layout" svg:x1="2.431cm" svg:y1="8.769cm" svg:x2="8.867cm" svg:y2="2.333cm">
            <text:p/>
          </draw:line>
        </draw:g>
        <draw:custom-shape draw:style-name="gr3" draw:text-style-name="P1" draw:layer="layout" svg:width="0.5cm" svg:height="0.5cm" svg:x="5.4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649cm" svg:y1="5.301cm" svg:x2="5.649cm" svg:y2="5.801cm">
          <text:p/>
        </draw:line>
        <draw:line draw:style-name="gr4" draw:text-style-name="P1" draw:layer="layout" svg:x1="5.399cm" svg:y1="5.551cm" svg:x2="5.899cm" svg:y2="5.551cm">
          <text:p/>
        </draw:line>
        <draw:custom-shape draw:style-name="gr5" draw:text-style-name="P1" draw:layer="layout" svg:width="8cm" svg:height="8cm" svg:x="11.349cm" svg:y="1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cm" svg:height="7cm" svg:x="11.84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cm" svg:height="6cm" svg:x="12.349cm" svg:y="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cm" svg:height="5cm" svg:x="12.849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cm" svg:height="4cm" svg:x="13.349cm" svg:y="3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cm" svg:height="3cm" svg:x="13.849cm" svg:y="4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cm" svg:height="2cm" svg:x="14.349cm" svg:y="4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4.849cm" svg:y="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5.099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349cm" svg:y1="10.1cm" svg:x2="15.349cm" svg:y2="0.998cm">
          <text:p/>
        </draw:line>
        <draw:line draw:style-name="gr6" draw:text-style-name="P1" draw:layer="layout" svg:x1="10.798cm" svg:y1="5.549cm" svg:x2="19.9cm" svg:y2="5.549cm">
          <text:p/>
        </draw:line>
        <draw:custom-shape draw:style-name="gr5" draw:text-style-name="P1" draw:layer="layout" svg:width="1.5cm" svg:height="1.5cm" svg:x="14.599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5cm" svg:height="2.5cm" svg:x="14.099cm" svg:y="4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2" draw:layer="layout" svg:x1="18.567cm" svg:y1="8.767cm" svg:x2="12.131cm" svg:y2="2.331cm">
            <text:p/>
          </draw:line>
          <draw:line draw:style-name="gr8" draw:text-style-name="P2" draw:layer="layout" svg:x1="12.131cm" svg:y1="8.767cm" svg:x2="18.567cm" svg:y2="2.331cm">
            <text:p/>
          </draw:line>
        </draw:g>
        <draw:custom-shape draw:style-name="gr9" draw:text-style-name="P1" draw:layer="layout" svg:width="0.5cm" svg:height="0.5cm" svg:x="15.1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5.349cm" svg:y1="5.299cm" svg:x2="15.349cm" svg:y2="5.799cm">
          <text:p/>
        </draw:line>
        <draw:line draw:style-name="gr10" draw:text-style-name="P1" draw:layer="layout" svg:x1="15.099cm" svg:y1="5.549cm" svg:x2="15.599cm" svg:y2="5.5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2" draw:display-name="Ultrafine Dashed2" draw:style="rect" draw:dots1="1" draw:dots1-length="0.15cm" draw:dots2="1" draw:dots2-length="0.15cm" draw:distance="0.1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 </meta:initial-creator>
    <meta:creation-date>2015-04-03T17:05:19</meta:creation-date>
    <dc:date>2015-10-26T11:36:05</dc:date>
    <dc:creator>no </dc:creator>
    <meta:editing-duration>PT10M16S</meta:editing-duration>
    <meta:editing-cycles>10</meta:editing-cycles>
    <meta:generator>LibreOffice/3.5$Linux_x86 LibreOffice_project/350m1$Build-2</meta:generator>
    <meta:printed-by>no </meta:printed-by>
    <meta:print-date>2015-10-26T11:33:28</meta:print-date>
    <meta:document-statistic meta:object-count="38"/>
  </office:meta>
</office:document-meta>
</file>